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1pt" style:font-size-asian="18pt" style:font-size-complex="18pt"/>
    </style:style>
    <style:style style:name="P3" style:family="paragraph">
      <style:paragraph-properties fo:margin-left="0cm" fo:margin-right="0cm" fo:text-indent="0cm"/>
      <style:text-properties fo:font-size="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15cm" svg:height="1cm" svg:x="2.5cm" svg:y="12.8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174cm" svg:height="0.704cm" svg:x="8.913cm" svg:y="12.948cm">
            <draw:text-box>
              <text:p text:style-name="P2">refinator</text:p>
            </draw:text-box>
          </draw:frame>
          <draw:line draw:style-name="gr3" draw:text-style-name="P1" draw:layer="layout" svg:x1="10.1cm" svg:y1="13.8cm" svg:x2="10.1cm" svg:y2="14.8cm">
            <text:p text:style-name="P4"/>
          </draw:line>
          <draw:line draw:style-name="gr3" draw:text-style-name="P1" draw:layer="layout" svg:x1="7.5cm" svg:y1="11.8cm" svg:x2="7.5cm" svg:y2="12.8cm">
            <text:p text:style-name="P4"/>
          </draw:line>
          <draw:line draw:style-name="gr3" draw:text-style-name="P1" draw:layer="layout" svg:x1="12.5cm" svg:y1="11.8cm" svg:x2="12.5cm" svg:y2="12.8cm">
            <text:p text:style-name="P4"/>
          </draw:line>
          <draw:frame draw:style-name="gr2" draw:text-style-name="P3" draw:layer="layout" svg:width="3.093cm" svg:height="0.581cm" svg:x="4.5cm" svg:y="11.926cm">
            <draw:text-box>
              <text:p text:style-name="P3">refAlgorithmEvent</text:p>
            </draw:text-box>
          </draw:frame>
          <draw:frame draw:style-name="gr2" draw:text-style-name="P3" draw:layer="layout" svg:width="2.923cm" svg:height="0.581cm" svg:x="9.6cm" svg:y="11.949cm">
            <draw:text-box>
              <text:p text:style-name="P3">tCaseGnrtdEvent</text:p>
            </draw:text-box>
          </draw:frame>
          <draw:frame draw:style-name="gr2" draw:text-style-name="P3" draw:layer="layout" svg:width="2.665cm" svg:height="0.581cm" svg:x="10cm" svg:y="13.9cm">
            <draw:text-box>
              <text:p text:style-name="P3">tCaseRefEvent </text:p>
            </draw:text-box>
          </draw:frame>
        </draw:g>
        <draw:g>
          <draw:custom-shape draw:style-name="gr1" draw:text-style-name="P1" draw:layer="layout" svg:width="15cm" svg:height="1cm" svg:x="2.5cm" svg:y="18.2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04cm" svg:height="0.704cm" svg:x="8.748cm" svg:y="18.28cm">
            <draw:text-box>
              <text:p text:style-name="P4"><text:span text:style-name="T1">abstractor</text:span></text:p>
            </draw:text-box>
          </draw:frame>
          <draw:line draw:style-name="gr3" draw:text-style-name="P1" draw:layer="layout" svg:x1="10.1cm" svg:y1="19.232cm" svg:x2="10.1cm" svg:y2="20.232cm">
            <text:p text:style-name="P4"/>
          </draw:line>
          <draw:frame draw:style-name="gr2" draw:text-style-name="P3" draw:layer="layout" svg:width="3.296cm" svg:height="0.581cm" svg:x="12.4cm" svg:y="17.358cm">
            <draw:text-box>
              <text:p text:style-name="P4"><text:span text:style-name="T2">absAlgorithmEvent </text:span></text:p>
            </draw:text-box>
          </draw:frame>
          <draw:frame draw:style-name="gr2" draw:text-style-name="P3" draw:layer="layout" svg:width="2.551cm" svg:height="0.581cm" svg:x="5.101cm" svg:y="17.332cm">
            <draw:text-box>
              <text:p text:style-name="P4"><text:span text:style-name="T2">tCaseExEvent </text:span></text:p>
            </draw:text-box>
          </draw:frame>
          <draw:frame draw:style-name="gr2" draw:text-style-name="P3" draw:layer="layout" svg:width="2.788cm" svg:height="0.581cm" svg:x="10cm" svg:y="19.277cm">
            <draw:text-box>
              <text:p text:style-name="P4"><text:span text:style-name="T2">resultsAbsEvent</text:span></text:p>
            </draw:text-box>
          </draw:frame>
          <draw:line draw:style-name="gr3" draw:text-style-name="P1" draw:layer="layout" svg:x1="7.5cm" svg:y1="17.232cm" svg:x2="7.5cm" svg:y2="18.232cm">
            <text:p text:style-name="P4"/>
          </draw:line>
          <draw:line draw:style-name="gr3" draw:text-style-name="P1" draw:layer="layout" svg:x1="12.5cm" svg:y1="17.232cm" svg:x2="12.5cm" svg:y2="18.232cm">
            <text:p text:style-name="P4"/>
          </draw:line>
        </draw:g>
        <draw:g>
          <draw:frame draw:style-name="gr4" draw:text-style-name="P5" draw:layer="layout" svg:width="0.502cm" svg:height="1.237cm" svg:x="12.6cm" svg:y="16.5cm">
            <draw:text-box>
              <text:p text:style-name="P4"/>
            </draw:text-box>
          </draw:frame>
          <draw:custom-shape draw:style-name="gr1" draw:text-style-name="P1" draw:layer="layout" svg:width="15cm" svg:height="1cm" svg:x="2.5cm" svg:y="15.5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204cm" svg:height="0.704cm" svg:x="8.898cm" svg:y="15.648cm">
            <draw:text-box>
              <text:p text:style-name="P4"><text:span text:style-name="T1">executor</text:span></text:p>
            </draw:text-box>
          </draw:frame>
          <draw:line draw:style-name="gr3" draw:text-style-name="P1" draw:layer="layout" svg:x1="10.1cm" svg:y1="16.5cm" svg:x2="10.1cm" svg:y2="17.5cm">
            <text:p text:style-name="P4"/>
          </draw:line>
          <draw:frame draw:style-name="gr2" draw:text-style-name="P3" draw:layer="layout" svg:width="2.255cm" svg:height="0.581cm" svg:x="7.4cm" svg:y="14.6cm">
            <draw:text-box>
              <text:p text:style-name="P4"><text:span text:style-name="T2">sourceEvent</text:span></text:p>
            </draw:text-box>
          </draw:frame>
          <draw:frame draw:style-name="gr2" draw:text-style-name="P3" draw:layer="layout" svg:width="2.551cm" svg:height="0.581cm" svg:x="9.9cm" svg:y="16.6cm">
            <draw:text-box>
              <text:p text:style-name="P4"><text:span text:style-name="T2"><text:s/></text:span><text:span text:style-name="T2">tCaseExEvent</text:span></text:p>
            </draw:text-box>
          </draw:frame>
          <draw:line draw:style-name="gr3" draw:text-style-name="P1" draw:layer="layout" svg:x1="7.5cm" svg:y1="14.5cm" svg:x2="7.5cm" svg:y2="15.5cm">
            <text:p text:style-name="P4"/>
          </draw:line>
          <draw:line draw:style-name="gr3" draw:text-style-name="P1" draw:layer="layout" svg:x1="12.5cm" svg:y1="14.5cm" svg:x2="12.5cm" svg:y2="15.5cm">
            <text:p text:style-name="P4"/>
          </draw:line>
          <draw:frame draw:style-name="gr2" draw:text-style-name="P3" draw:layer="layout" svg:width="2.576cm" svg:height="0.581cm" svg:x="12.401cm" svg:y="14.601cm">
            <draw:text-box>
              <text:p text:style-name="P4"><text:span text:style-name="T2">tCaseRefEvent</text:span></text:p>
            </draw:text-box>
          </draw:frame>
        </draw:g>
        <draw:g>
          <draw:custom-shape draw:style-name="gr1" draw:text-style-name="P1" draw:layer="layout" svg:width="15cm" svg:height="1cm" svg:x="2.5cm" svg:y="4.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255cm" svg:height="0.704cm" svg:x="8.835cm" svg:y="5.048cm">
            <draw:text-box>
              <text:p text:style-name="P4"><text:span text:style-name="T1">tTreeGen</text:span></text:p>
            </draw:text-box>
          </draw:frame>
          <draw:line draw:style-name="gr3" draw:text-style-name="P1" draw:layer="layout" svg:x1="10cm" svg:y1="5.9cm" svg:x2="10cm" svg:y2="6.9cm">
            <text:p text:style-name="P4"/>
          </draw:line>
          <draw:frame draw:style-name="gr2" draw:text-style-name="P3" draw:layer="layout" svg:width="1.755cm" svg:height="0.581cm" svg:x="12.4cm" svg:y="4cm">
            <draw:text-box>
              <text:p text:style-name="P4"><text:span text:style-name="T2">opEvent </text:span></text:p>
            </draw:text-box>
          </draw:frame>
          <draw:frame draw:style-name="gr2" draw:text-style-name="P3" draw:layer="layout" svg:width="1.971cm" svg:height="0.581cm" svg:x="5.6cm" svg:y="4cm">
            <draw:text-box>
              <text:p text:style-name="P4"><text:span text:style-name="T2">specEvent</text:span></text:p>
            </draw:text-box>
          </draw:frame>
          <draw:frame draw:style-name="gr2" draw:text-style-name="P3" draw:layer="layout" svg:width="2.822cm" svg:height="0.581cm" svg:x="9.867cm" svg:y="6cm">
            <draw:text-box>
              <text:p text:style-name="P4"><text:span text:style-name="T2">tTreeGnrtdEvent</text:span></text:p>
            </draw:text-box>
          </draw:frame>
          <draw:line draw:style-name="gr3" draw:text-style-name="P1" draw:layer="layout" svg:x1="7.5cm" svg:y1="3.9cm" svg:x2="7.5cm" svg:y2="4.9cm">
            <text:p text:style-name="P4"/>
          </draw:line>
          <draw:line draw:style-name="gr3" draw:text-style-name="P1" draw:layer="layout" svg:x1="12.5cm" svg:y1="3.9cm" svg:x2="12.5cm" svg:y2="4.9cm">
            <text:p text:style-name="P4"/>
          </draw:line>
        </draw:g>
        <draw:g>
          <draw:custom-shape draw:style-name="gr1" draw:text-style-name="P1" draw:layer="layout" svg:width="15cm" svg:height="1cm" svg:x="2.5cm" svg:y="21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788cm" svg:height="0.581cm" svg:x="12.401cm" svg:y="20.145cm">
            <draw:text-box>
              <text:p text:style-name="P4"><text:span text:style-name="T2">resultsAbsEvent</text:span></text:p>
            </draw:text-box>
          </draw:frame>
          <draw:line draw:style-name="gr3" draw:text-style-name="P1" draw:layer="layout" svg:x1="12.5cm" svg:y1="20cm" svg:x2="12.5cm" svg:y2="21cm">
            <text:p text:style-name="P4"/>
          </draw:line>
          <draw:frame draw:style-name="gr2" draw:text-style-name="P2" draw:layer="layout" svg:width="3.537cm" svg:height="0.704cm" svg:x="8.232cm" svg:y="21.148cm">
            <draw:text-box>
              <text:p text:style-name="P4"><text:span text:style-name="T1">correspChecker</text:span></text:p>
            </draw:text-box>
          </draw:frame>
          <draw:frame draw:style-name="gr2" draw:text-style-name="P3" draw:layer="layout" svg:width="1.971cm" svg:height="0.581cm" svg:x="5.601cm" svg:y="20.1cm">
            <draw:text-box>
              <text:p text:style-name="P4"><text:span text:style-name="T2">specEvent</text:span></text:p>
            </draw:text-box>
          </draw:frame>
          <draw:line draw:style-name="gr3" draw:text-style-name="P1" draw:layer="layout" svg:x1="7.501cm" svg:y1="20cm" svg:x2="7.501cm" svg:y2="21cm">
            <text:p text:style-name="P4"/>
          </draw:line>
        </draw:g>
        <draw:g>
          <draw:line draw:style-name="gr3" draw:text-style-name="P1" draw:layer="layout" svg:x1="14cm" svg:y1="23.6cm" svg:x2="14cm" svg:y2="24.6cm">
            <text:p text:style-name="P4"/>
          </draw:line>
          <draw:g>
            <draw:frame draw:style-name="gr2" draw:text-style-name="P3" draw:layer="layout" svg:width="2.373cm" svg:height="0.581cm" svg:x="13.9cm" svg:y="23.657cm">
              <draw:text-box>
                <text:p text:style-name="P4"><text:span text:style-name="T2">correspEvent</text:span></text:p>
              </draw:text-box>
            </draw:frame>
            <draw:custom-shape draw:style-name="gr1" draw:text-style-name="P1" draw:layer="layout" svg:width="7cm" svg:height="1cm" svg:x="10.5cm" svg:y="22.7cm">
              <text:p text:style-name="P4"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4.828cm" svg:height="0.704cm" svg:x="11.587cm" svg:y="22.648cm">
              <draw:text-box>
                <text:p text:style-name="P4"><text:span text:style-name="T1">correspCheckerHelper</text:span></text:p>
              </draw:text-box>
            </draw:frame>
          </draw:g>
        </draw:g>
        <draw:g>
          <draw:line draw:style-name="gr3" draw:text-style-name="P1" draw:layer="layout" svg:x1="13.999cm" svg:y1="10.9cm" svg:x2="13.999cm" svg:y2="11.9cm">
            <text:p text:style-name="P4"/>
          </draw:line>
          <draw:frame draw:style-name="gr2" draw:text-style-name="P3" draw:layer="layout" svg:width="3.012cm" svg:height="0.581cm" svg:x="13.899cm" svg:y="11.049cm">
            <draw:text-box>
              <text:p text:style-name="P4"><text:span text:style-name="T2">tCaseGnrtdEvent </text:span></text:p>
            </draw:text-box>
          </draw:frame>
          <draw:custom-shape draw:style-name="gr1" draw:text-style-name="P1" draw:layer="layout" svg:width="7cm" svg:height="1cm" svg:x="10.5cm" svg:y="9.9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816cm" svg:height="0.704cm" svg:x="11.592cm" svg:y="10.048cm">
            <draw:text-box>
              <text:p text:style-name="P4"><text:span text:style-name="T1">tCaseGenClientHelper</text:span></text:p>
            </draw:text-box>
          </draw:frame>
        </draw:g>
        <draw:g>
          <draw:line draw:style-name="gr3" draw:text-style-name="P1" draw:layer="layout" svg:x1="12.35cm" svg:y1="7.2cm" svg:x2="12.35cm" svg:y2="8.2cm">
            <text:p text:style-name="P4"/>
          </draw:line>
          <draw:line draw:style-name="gr3" draw:text-style-name="P1" draw:layer="layout" svg:x1="6cm" svg:y1="7.2cm" svg:x2="6cm" svg:y2="8.2cm">
            <text:p text:style-name="P4"/>
          </draw:line>
          <draw:line draw:style-name="gr3" draw:text-style-name="P1" draw:layer="layout" svg:x1="15.15cm" svg:y1="7.2cm" svg:x2="15.15cm" svg:y2="8.2cm">
            <text:p text:style-name="P4"/>
          </draw:line>
          <draw:frame draw:style-name="gr2" draw:text-style-name="P3" draw:layer="layout" svg:width="1.971cm" svg:height="0.581cm" svg:x="10.5cm" svg:y="7.3cm">
            <draw:text-box>
              <text:p text:style-name="P4"><text:span text:style-name="T2">specEvent</text:span></text:p>
            </draw:text-box>
          </draw:frame>
          <draw:frame draw:style-name="gr2" draw:text-style-name="P3" draw:layer="layout" svg:width="2.822cm" svg:height="0.581cm" svg:x="3.268cm" svg:y="7.3cm">
            <draw:text-box>
              <text:p text:style-name="P4"><text:span text:style-name="T2">tTreeGnrtdEvent</text:span></text:p>
            </draw:text-box>
          </draw:frame>
          <draw:frame draw:style-name="gr2" draw:text-style-name="P3" draw:layer="layout" svg:width="2.877cm" svg:height="0.581cm" svg:x="15cm" svg:y="7.3cm">
            <draw:text-box>
              <text:p text:style-name="P4"><text:span text:style-name="T2">fMStrategyEvent</text:span></text:p>
            </draw:text-box>
          </draw:frame>
          <draw:custom-shape draw:style-name="gr1" draw:text-style-name="P1" draw:layer="layout" svg:width="7cm" svg:height="1cm" svg:x="2.5cm" svg:y="8.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cm" svg:height="1cm" svg:x="10.5cm" svg:y="8.2cm">
            <text:p text:style-name="P4"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3.47cm" svg:height="0.704cm" svg:x="4.265cm" svg:y="8.348cm">
            <draw:text-box>
              <text:p text:style-name="P4"><text:span text:style-name="T1">tClassExtractor</text:span></text:p>
            </draw:text-box>
          </draw:frame>
          <draw:frame draw:style-name="gr2" draw:text-style-name="P2" draw:layer="layout" svg:width="3.525cm" svg:height="0.704cm" svg:x="12.238cm" svg:y="8.348cm">
            <draw:text-box>
              <text:p text:style-name="P4"><text:span text:style-name="T1">tCaseGenClient</text:span></text:p>
            </draw:text-box>
          </draw:frame>
          <draw:line draw:style-name="gr3" draw:text-style-name="P1" draw:layer="layout" svg:x1="6cm" svg:y1="9.2cm" svg:x2="6cm" svg:y2="10.2cm">
            <text:p text:style-name="P4"/>
          </draw:line>
          <draw:frame draw:style-name="gr2" draw:text-style-name="P3" draw:layer="layout" svg:width="2.877cm" svg:height="0.581cm" svg:x="5.901cm" svg:y="9.3cm">
            <draw:text-box>
              <text:p text:style-name="P4"><text:span text:style-name="T2">fMStrategyEvent</text:span></text:p>
            </draw:text-box>
          </draw:frame>
        </draw:g>
        <draw:g>
          <draw:line draw:style-name="gr3" draw:text-style-name="P1" draw:layer="layout" svg:x1="5.5cm" svg:y1="24.8cm" svg:x2="5.5cm" svg:y2="25.8cm">
            <text:p text:style-name="P4"/>
          </draw:line>
          <draw:line draw:style-name="gr3" draw:text-style-name="P1" draw:layer="layout" svg:x1="8.5cm" svg:y1="24.8cm" svg:x2="8.5cm" svg:y2="25.8cm">
            <text:p text:style-name="P4"/>
          </draw:line>
          <draw:line draw:style-name="gr3" draw:text-style-name="P1" draw:layer="layout" svg:x1="11.5cm" svg:y1="24.8cm" svg:x2="11.5cm" svg:y2="25.8cm">
            <text:p text:style-name="P4"/>
          </draw:line>
          <draw:line draw:style-name="gr3" draw:text-style-name="P1" draw:layer="layout" svg:x1="14.5cm" svg:y1="24.8cm" svg:x2="14.5cm" svg:y2="25.8cm">
            <text:p text:style-name="P4"/>
          </draw:line>
          <draw:custom-shape draw:style-name="gr1" draw:text-style-name="P1" draw:layer="layout" svg:width="15cm" svg:height="1cm" svg:x="2.5cm" svg:y="25.826cm">
            <text:p text:style-name="P4"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0.1cm" svg:y1="26.8cm" svg:x2="10.1cm" svg:y2="27.8cm">
            <text:p text:style-name="P4"/>
          </draw:line>
          <draw:frame draw:style-name="gr2" draw:text-style-name="P3" draw:layer="layout" svg:width="2.373cm" svg:height="0.581cm" svg:x="10cm" svg:y="26.957cm">
            <draw:text-box>
              <text:p text:style-name="P4"><text:span text:style-name="T2">correspEvent</text:span></text:p>
            </draw:text-box>
          </draw:frame>
          <draw:frame draw:style-name="gr2" draw:text-style-name="P2" draw:layer="layout" svg:width="2.365cm" svg:height="0.704cm" svg:x="8.818cm" svg:y="25.974cm">
            <draw:text-box>
              <text:p text:style-name="P4"><text:span text:style-name="T1">controller</text:span></text:p>
            </draw:text-box>
          </draw:frame>
          <draw:frame draw:style-name="gr2" draw:text-style-name="P3" draw:layer="layout" svg:width="2.822cm" svg:height="0.581cm" svg:x="2.767cm" svg:y="25.001cm">
            <draw:text-box>
              <text:p text:style-name="P4"><text:span text:style-name="T2">tTreeGnrtdEvent</text:span></text:p>
            </draw:text-box>
          </draw:frame>
          <draw:frame draw:style-name="gr2" draw:text-style-name="P3" draw:layer="layout" svg:width="3.012cm" svg:height="0.581cm" svg:x="5.7cm" svg:y="24.95cm">
            <draw:text-box>
              <text:p text:style-name="P4"><text:span text:style-name="T2">tCaseGnrtdEvent </text:span></text:p>
            </draw:text-box>
          </draw:frame>
          <draw:frame draw:style-name="gr2" draw:text-style-name="P3" draw:layer="layout" svg:width="2.788cm" svg:height="0.581cm" svg:x="11.4cm" svg:y="24.946cm">
            <draw:text-box>
              <text:p text:style-name="P4"><text:span text:style-name="T2">resultsAbsEvent</text:span></text:p>
            </draw:text-box>
          </draw:frame>
          <draw:frame draw:style-name="gr2" draw:text-style-name="P3" draw:layer="layout" svg:width="2.373cm" svg:height="0.581cm" svg:x="14.401cm" svg:y="24.958cm">
            <draw:text-box>
              <text:p text:style-name="P4"><text:span text:style-name="T2">correspEvent</text:span></text:p>
            </draw:text-box>
          </draw:frame>
        </draw:g>
        <draw:g>
          <draw:custom-shape draw:style-name="gr1" draw:text-style-name="P1" draw:layer="layout" svg:width="15cm" svg:height="1cm" svg:x="2.5cm" svg:y="1.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1.975cm" svg:height="0.704cm" svg:x="8.835cm" svg:y="1.548cm">
            <draw:text-box>
              <text:p text:style-name="P4"><text:span text:style-name="T1">clientUI</text:span></text:p>
            </draw:text-box>
          </draw:frame>
          <draw:line draw:style-name="gr3" draw:text-style-name="P1" draw:layer="layout" svg:x1="4.64cm" svg:y1="2.4cm" svg:x2="4.64cm" svg:y2="3.4cm">
            <text:p text:style-name="P4"/>
          </draw:line>
          <draw:line draw:style-name="gr3" draw:text-style-name="P1" draw:layer="layout" svg:x1="6.78cm" svg:y1="2.4cm" svg:x2="6.78cm" svg:y2="3.4cm">
            <text:p text:style-name="P4"/>
          </draw:line>
          <draw:line draw:style-name="gr3" draw:text-style-name="P1" draw:layer="layout" svg:x1="8.92cm" svg:y1="2.4cm" svg:x2="8.92cm" svg:y2="3.4cm">
            <text:p text:style-name="P4"/>
          </draw:line>
          <draw:line draw:style-name="gr3" draw:text-style-name="P1" draw:layer="layout" svg:x1="11.05cm" svg:y1="2.4cm" svg:x2="11.05cm" svg:y2="3.4cm">
            <text:p text:style-name="P4"/>
          </draw:line>
          <draw:line draw:style-name="gr3" draw:text-style-name="P1" draw:layer="layout" svg:x1="13.2cm" svg:y1="2.4cm" svg:x2="13.2cm" svg:y2="3.4cm">
            <text:p text:style-name="P4"/>
          </draw:line>
          <draw:line draw:style-name="gr3" draw:text-style-name="P1" draw:layer="layout" svg:x1="15.35cm" svg:y1="2.4cm" svg:x2="15.35cm" svg:y2="3.4cm">
            <text:p text:style-name="P4"/>
          </draw:line>
          <draw:frame draw:style-name="gr2" draw:text-style-name="P3" draw:layer="layout" svg:width="1.971cm" svg:height="0.581cm" svg:x="2.801cm" svg:y="2.501cm">
            <draw:text-box>
              <text:p text:style-name="P4"><text:span text:style-name="T2">specEvent</text:span></text:p>
            </draw:text-box>
          </draw:frame>
          <draw:frame draw:style-name="gr2" draw:text-style-name="P3" draw:layer="layout" svg:width="1.755cm" svg:height="0.581cm" svg:x="5.201cm" svg:y="2.501cm">
            <draw:text-box>
              <text:p text:style-name="P4"><text:span text:style-name="T2">opEvent </text:span></text:p>
            </draw:text-box>
          </draw:frame>
          <draw:frame draw:style-name="gr2" draw:text-style-name="P3" draw:layer="layout" svg:width="3.093cm" svg:height="0.581cm" svg:x="6.901cm" svg:y="3.327cm">
            <draw:text-box>
              <text:p text:style-name="P4"><text:span text:style-name="T2">refAlgorithmEvent</text:span></text:p>
            </draw:text-box>
          </draw:frame>
          <draw:frame draw:style-name="gr2" draw:text-style-name="P3" draw:layer="layout" svg:width="2.255cm" svg:height="0.581cm" svg:x="9.901cm" svg:y="3.301cm">
            <draw:text-box>
              <text:p text:style-name="P4"><text:span text:style-name="T2">sourceEvent</text:span></text:p>
            </draw:text-box>
          </draw:frame>
          <draw:frame draw:style-name="gr2" draw:text-style-name="P3" draw:layer="layout" svg:width="3.296cm" svg:height="0.581cm" svg:x="12.2cm" svg:y="3.327cm">
            <draw:text-box>
              <text:p text:style-name="P4"><text:span text:style-name="T2">absAlgorithmEvent </text:span></text:p>
            </draw:text-box>
          </draw:frame>
          <draw:frame draw:style-name="gr2" draw:text-style-name="P3" draw:layer="layout" svg:width="2.877cm" svg:height="0.581cm" svg:x="15.301cm" svg:y="2.601cm">
            <draw:text-box>
              <text:p text:style-name="P4"><text:span text:style-name="T2">fMStrategyEv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9-27T14:38:49</meta:creation-date>
    <dc:date>2007-12-05T14:00:18</dc:date>
    <meta:print-date>2007-11-19T16:03:29</meta:print-date>
    <dc:language>es-AR</dc:language>
    <meta:editing-cycles>14</meta:editing-cycles>
    <meta:editing-duration>PT3H27M28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